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3000002740F6810E31B85C216.png" manifest:media-type="image/png"/>
  <manifest:file-entry manifest:full-path="Pictures/10000000000002E30000014ACA9AA1EF7A71F66F.png" manifest:media-type="image/png"/>
  <manifest:file-entry manifest:full-path="Pictures/1000000000000301000003F1364F46E8FD4F58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7.3291in" svg:height="3.2728in" draw:z-index="0"><draw:image xlink:href="Pictures/10000000000002E30000014ACA9AA1EF7A71F66F.png" xlink:type="simple" xlink:show="embed" xlink:actuate="onLoad" draw:mime-type="image/png"/></draw:frame><text:s text:c="2"/></text:p>
      <text:p text:style-name="Standard"><draw:frame draw:style-name="fr2" draw:name="Image2" text:anchor-type="char" svg:width="7.1909in" svg:height="5.3882in" draw:z-index="1"><draw:image xlink:href="Pictures/1000000000000333000002740F6810E31B85C216.png" xlink:type="simple" xlink:show="embed" xlink:actuate="onLoad" draw:mime-type="image/png"/></draw:frame></text:p>
      <text:p text:style-name="Standard"><text:s/></text:p>
      <text:p text:style-name="Standard"><text:soft-page-break/></text:p>
      <text:p text:style-name="Standard"><draw:frame draw:style-name="fr1" draw:name="Image3" text:anchor-type="char" svg:width="6.4083in" svg:height="8.4091in" draw:z-index="2"><draw:image xlink:href="Pictures/1000000000000301000003F1364F46E8FD4F58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12:55.409000000</meta:creation-date>
    <dc:date>2024-09-09T20:29:42.748000000</dc:date>
    <meta:editing-duration>PT16M47S</meta:editing-duration>
    <meta:editing-cycles>1</meta:editing-cycles>
    <meta:document-statistic meta:table-count="0" meta:image-count="3" meta:object-count="0" meta:page-count="2" meta:paragraph-count="2" meta:word-count="0" meta:character-count="3" meta:non-whitespace-character-count="0"/>
    <meta:generator>LibreOffice/7.5.2.2$Windows_X86_64 LibreOffice_project/53bb9681a964705cf672590721dbc85eb4d0c3a2</meta:generator>
  </office:meta>
</office:document-meta>
</file>